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5cm" fo:min-width="3.32cm"/>
    </style:style>
    <style:style style:name="gr2" style:family="graphic" style:parent-style-name="standard">
      <style:graphic-properties svg:stroke-color="#127622" draw:fill-color="#224b12" draw:textarea-horizontal-align="justify" draw:textarea-vertical-align="middle" draw:auto-grow-height="false" fo:min-height="7.43cm" fo:min-width="3.62cm"/>
    </style:style>
    <style:style style:name="gr3" style:family="graphic" style:parent-style-name="standard">
      <style:graphic-properties draw:stroke="none" draw:marker-start="" draw:fill-color="#ffffd7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18cm" svg:stroke-color="#000000" draw:marker-start-width="0.227cm" draw:marker-end-width="0.227cm" draw:opacity="0%" draw:opacity-name="" draw:textarea-horizontal-align="justify" draw:textarea-vertical-align="middle" draw:auto-grow-height="false" fo:min-height="0.232cm" fo:min-width="0.982cm" fo:padding-top="0.134cm" fo:padding-bottom="0.134cm" fo:padding-left="0.259cm" fo:padding-right="0.259cm"/>
    </style:style>
    <style:style style:name="gr6" style:family="graphic" style:parent-style-name="standard">
      <style:graphic-properties svg:stroke-width="0.007cm" svg:stroke-color="#000000" draw:marker-start-width="0.21cm" draw:marker-end-width="0.21cm" draw:opacity="0%" draw:opacity-name="" draw:textarea-horizontal-align="justify" draw:textarea-vertical-align="middle" draw:auto-grow-height="false" fo:min-height="0cm" fo:min-width="0.594cm" fo:padding-top="0.128cm" fo:padding-bottom="0.128cm" fo:padding-left="0.253cm" fo:padding-right="0.253cm"/>
    </style:style>
    <style:style style:name="gr7" style:family="graphic" style:parent-style-name="standard">
      <style:graphic-properties draw:stroke="none" draw:marker-start="" draw:fill-color="#111111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014cm" fo:min-width="0cm"/>
    </style:style>
    <style:style style:name="gr10" style:family="graphic" style:parent-style-name="standard">
      <style:graphic-properties draw:stroke="none" draw:marker-start="" draw:fill-color="#b2b2b2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svg:stroke-width="0.035cm" svg:stroke-color="#ffffff" draw:marker-start-width="0.252cm" draw:marker-end-width="0.252cm" draw:opacity="0%" draw:opacity-name="" draw:textarea-horizontal-align="justify" draw:textarea-vertical-align="middle" draw:auto-grow-height="false" fo:min-height="0.216cm" fo:min-width="1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0.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224b12"/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ffd428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style:text-properties fo:color="#ff0000" fo:font-size="6pt" fo:background-color="#eeeeee" style:font-size-asian="6pt" style:font-size-complex="6pt"/>
    </style:style>
    <style:style style:name="P10" style:family="paragraph">
      <loext:graphic-properties draw:fill="none" draw:fill-color="#ffffff"/>
      <style:text-properties fo:color="#ff0000" fo:font-size="6pt" fo:background-color="#eeeeee" style:font-size-asian="6pt" style:font-size-complex="6pt"/>
    </style:style>
    <style:style style:name="P11" style:family="paragraph">
      <style:text-properties fo:font-size="4pt" style:font-size-asian="4pt" style:font-size-complex="4pt"/>
    </style:style>
    <style:style style:name="P12" style:family="paragraph">
      <loext:graphic-properties draw:fill="none" draw:fill-color="#ffffff"/>
      <style:text-properties fo:font-size="4pt" style:font-size-asian="4pt" style:font-size-complex="4pt"/>
    </style:style>
    <style:style style:name="P13" style:family="paragraph"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T1" style:family="text">
      <style:text-properties fo:color="#ff0000" fo:font-size="6pt" fo:background-color="#eeeeee" style:font-size-asian="6pt" style:font-size-complex="6pt"/>
    </style:style>
    <style:style style:name="T2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82cm" svg:height="5.8cm" svg:x="10.4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cm" svg:height="7.68cm" svg:x="5.14cm" svg:y="3.3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5cm" svg:height="0.5cm" draw:transform="rotate (-3.14159265358979) translate (6.68cm 5.26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6.5cm 5.0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7.18cm 5.26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7cm 5.0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7.68cm 5.26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7.499cm 5.0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cm" svg:height="0.5cm" draw:transform="rotate (-3.14159265358979) translate (7.68cm 5.26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1cm" svg:height="0.12cm" draw:transform="rotate (-3.14159265358979) translate (7.48cm 4.8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0.5cm" svg:height="0.5cm" svg:x="5.9cm" svg:y="10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28cm" svg:height="0.26cm" svg:x="6.02cm" svg:y="10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02cm" svg:height="0.264cm" draw:transform="rotate (-0.429700061841004) translate (6.204cm 10.32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svg:x="6.4cm" svg:y="10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28cm" svg:height="0.26cm" svg:x="6.52cm" svg:y="10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02cm" svg:height="0.264cm" draw:transform="rotate (-0.429700061841004) translate (6.704cm 10.32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svg:x="6.9cm" svg:y="10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28cm" svg:height="0.26cm" svg:x="7.02cm" svg:y="10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02cm" svg:height="0.264cm" draw:transform="rotate (-0.429700061841004) translate (7.204cm 10.32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0.5cm" svg:height="0.5cm" draw:transform="rotate (1.5707963267949) translate (8.52cm 8.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28cm" svg:height="0.26cm" draw:transform="rotate (1.5707963267949) translate (8.64cm 8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02cm" svg:height="0.264cm" draw:transform="rotate (1.14109626495389) translate (8.645cm 8.09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draw:transform="rotate (1.5707963267949) translate (8.52cm 8.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28cm" svg:height="0.26cm" draw:transform="rotate (1.5707963267949) translate (8.64cm 8.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02cm" svg:height="0.264cm" draw:transform="rotate (1.14109626495389) translate (8.645cm 8.59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0.5cm" svg:height="0.5cm" draw:transform="rotate (1.5707963267949) translate (8.5cm 10.18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28cm" svg:height="0.26cm" draw:transform="rotate (1.5707963267949) translate (8.62cm 10.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02cm" svg:height="0.264cm" draw:transform="rotate (1.14109626495389) translate (8.625cm 9.87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5cm" svg:height="0.5cm" draw:transform="rotate (1.5707963267949) translate (8.5cm 10.68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28cm" svg:height="0.26cm" draw:transform="rotate (1.5707963267949) translate (8.62cm 10.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02cm" svg:height="0.264cm" draw:transform="rotate (1.14109626495389) translate (8.625cm 10.37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0.5cm" svg:height="0.5cm" svg:x="6.68cm" svg:y="3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6.86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svg:x="6.18cm" svg:y="3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6.36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svg:x="5.68cm" svg:y="3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5.86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svg:x="7.18cm" svg:y="3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7.36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2cm" svg:height="0.5cm" svg:x="5.68cm" svg:y="3.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svg:x="7.1cm" svg:y="3.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svg:x="6cm" svg:y="3.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-1.5706217938697) translate (5.7cm 3.83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-1.5706217938697) translate (7.7cm 3.83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0.5cm" svg:height="0.5cm" draw:transform="rotate (-3.14159265358979) translate (6.679cm 7.2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6.499cm 7.0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draw:transform="rotate (-3.14159265358979) translate (7.18cm 7.26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7cm 7.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draw:transform="rotate (-3.14159265358979) translate (7.679cm 7.26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7.5cm 7.0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draw:transform="rotate (-3.14159265358979) translate (6.179cm 7.2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6cm 7.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2cm" svg:height="0.5cm" draw:transform="rotate (-3.14159265358979) translate (7.679cm 7.261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draw:transform="rotate (-3.14159265358979) translate (6.26cm 7.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draw:transform="rotate (-3.14159265358979) translate (7.359cm 7.2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1.57097085972009) translate (7.66cm 7.24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1.57097085972009) translate (5.66cm 7.24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0.5cm" svg:height="0.5cm" draw:transform="rotate (-3.14159265358979) translate (6.66cm 6.27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6.48cm 6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7.16cm 6.28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6.98cm 6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7.66cm 6.27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7.479cm 6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cm" svg:height="0.5cm" draw:transform="rotate (-3.14159265358979) translate (7.66cm 6.27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1cm" svg:height="0.12cm" draw:transform="rotate (-3.14159265358979) translate (7.46cm 5.892cm)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0" draw:layer="layout" svg:width="1.08cm" svg:height="0.58cm" svg:x="7.84cm" svg:y="3.78cm">
          <draw:text-box>
            <text:p text:style-name="P9"><text:span text:style-name="T1">LCD</text:span></text:p>
          </draw:text-box>
        </draw:frame>
        <draw:frame draw:style-name="gr13" draw:text-style-name="P10" draw:layer="layout" svg:width="1.74cm" svg:height="0.58cm" svg:x="7.84cm" svg:y="4.78cm">
          <draw:text-box>
            <text:p text:style-name="P9"><text:span text:style-name="T1">DS18</text:span><text:span text:style-name="T1">B20</text:span></text:p>
          </draw:text-box>
        </draw:frame>
        <draw:frame draw:style-name="gr14" draw:text-style-name="P10" draw:layer="layout" svg:width="1.3cm" svg:height="0.727cm" svg:x="7.84cm" svg:y="5.78cm">
          <draw:text-box>
            <text:p text:style-name="P9"><text:span text:style-name="T1">AM23</text:span><text:span text:style-name="T1">02</text:span></text:p>
          </draw:text-box>
        </draw:frame>
        <draw:frame draw:style-name="gr14" draw:text-style-name="P10" draw:layer="layout" svg:width="1.24cm" svg:height="0.727cm" svg:x="7.84cm" svg:y="6.769cm">
          <draw:text-box>
            <text:p text:style-name="P9"><text:span text:style-name="T1">Button</text:span></text:p>
          </draw:text-box>
        </draw:frame>
        <draw:frame draw:style-name="gr13" draw:text-style-name="P10" draw:layer="layout" svg:width="1.08cm" svg:height="0.58cm" svg:x="7.64cm" svg:y="7.88cm">
          <draw:text-box>
            <text:p text:style-name="P9"><text:span text:style-name="T1">Gnd</text:span></text:p>
          </draw:text-box>
        </draw:frame>
        <draw:frame draw:style-name="gr13" draw:text-style-name="P10" draw:layer="layout" svg:width="1.08cm" svg:height="0.58cm" svg:x="7.64cm" svg:y="8.38cm">
          <draw:text-box>
            <text:p text:style-name="P9"><text:span text:style-name="T1">+5</text:span></text:p>
          </draw:text-box>
        </draw:frame>
        <draw:frame draw:style-name="gr13" draw:text-style-name="P10" draw:layer="layout" svg:width="1.08cm" svg:height="0.58cm" svg:x="7.64cm" svg:y="9.68cm">
          <draw:text-box>
            <text:p text:style-name="P9"><text:span text:style-name="T1">Gn</text:span><text:span text:style-name="T1">d</text:span></text:p>
          </draw:text-box>
        </draw:frame>
        <draw:frame draw:style-name="gr13" draw:text-style-name="P10" draw:layer="layout" svg:width="1.08cm" svg:height="0.58cm" svg:x="7.64cm" svg:y="10.18cm">
          <draw:text-box>
            <text:p text:style-name="P9"><text:span text:style-name="T1">+</text:span><text:span text:style-name="T1">1</text:span><text:span text:style-name="T1">2</text:span></text:p>
          </draw:text-box>
        </draw:frame>
        <draw:frame draw:style-name="gr13" draw:text-style-name="P10" draw:layer="layout" svg:width="1.08cm" svg:height="0.58cm" svg:x="5.74cm" svg:y="9.48cm">
          <draw:text-box>
            <text:p text:style-name="P9"><text:span text:style-name="T1">S1</text:span></text:p>
          </draw:text-box>
        </draw:frame>
        <draw:frame draw:style-name="gr13" draw:text-style-name="P10" draw:layer="layout" svg:width="1.08cm" svg:height="0.58cm" svg:x="6.24cm" svg:y="9.48cm">
          <draw:text-box>
            <text:p text:style-name="P9"><text:span text:style-name="T1">S2</text:span></text:p>
          </draw:text-box>
        </draw:frame>
        <draw:frame draw:style-name="gr13" draw:text-style-name="P10" draw:layer="layout" svg:width="1.08cm" svg:height="0.58cm" svg:x="6.74cm" svg:y="9.48cm">
          <draw:text-box>
            <text:p text:style-name="P9"><text:span text:style-name="T1">+</text:span><text:span text:style-name="T1">1</text:span><text:span text:style-name="T1">2</text:span></text:p>
          </draw:text-box>
        </draw:frame>
        <draw:g>
          <draw:custom-shape draw:style-name="gr10" draw:text-style-name="P7" draw:layer="layout" svg:width="0.5cm" svg:height="0.5cm" svg:x="12.66cm" svg:y="1.8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12.84cm" svg:y="2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svg:x="12.16cm" svg:y="1.8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12.34cm" svg:y="2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svg:x="11.66cm" svg:y="1.8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11.84cm" svg:y="2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svg:x="13.16cm" svg:y="1.8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svg:x="13.34cm" svg:y="2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2cm" svg:height="0.5cm" svg:x="11.66cm" svg:y="1.82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svg:x="13.08cm" svg:y="1.80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svg:x="11.98cm" svg:y="1.80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-1.5706217938697) translate (11.68cm 1.847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-1.5706217938697) translate (13.68cm 1.84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0.5cm" svg:height="0.5cm" draw:transform="rotate (-3.14159265358979) translate (12.679cm 5.65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.499cm 5.4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draw:transform="rotate (-3.14159265358979) translate (13.18cm 5.65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3cm 5.4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draw:transform="rotate (-3.14159265358979) translate (13.679cm 5.65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3.5cm 5.4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5cm" svg:height="0.5cm" draw:transform="rotate (-3.14159265358979) translate (12.179cm 5.65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cm 5.4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2cm" svg:height="0.5cm" draw:transform="rotate (-3.14159265358979) translate (13.679cm 5.65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draw:transform="rotate (-3.14159265358979) translate (12.26cm 5.67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2cm" svg:height="0.04cm" draw:transform="rotate (-3.14159265358979) translate (13.359cm 5.67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1.57097085972009) translate (13.66cm 5.63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082cm" svg:height="0.04cm" draw:transform="rotate (1.57097085972009) translate (11.66cm 5.635cm)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2" draw:layer="layout" svg:width="0.82cm" svg:height="0.42cm" svg:x="11.54cm" svg:y="2.28cm">
          <draw:text-box>
            <text:p text:style-name="P11"><text:span text:style-name="T2">SCL</text:span></text:p>
          </draw:text-box>
        </draw:frame>
        <draw:frame draw:style-name="gr15" draw:text-style-name="P12" draw:layer="layout" svg:width="0.82cm" svg:height="0.42cm" svg:x="12.04cm" svg:y="2.28cm">
          <draw:text-box>
            <text:p text:style-name="P11"><text:span text:style-name="T2">SDA</text:span></text:p>
          </draw:text-box>
        </draw:frame>
        <draw:frame draw:style-name="gr15" draw:text-style-name="P12" draw:layer="layout" svg:width="0.82cm" svg:height="0.42cm" svg:x="12.54cm" svg:y="2.28cm">
          <draw:text-box>
            <text:p text:style-name="P11"><text:span text:style-name="T2">GND</text:span></text:p>
          </draw:text-box>
        </draw:frame>
        <draw:frame draw:style-name="gr15" draw:text-style-name="P12" draw:layer="layout" svg:width="0.82cm" svg:height="0.42cm" svg:x="13.04cm" svg:y="2.28cm">
          <draw:text-box>
            <text:p text:style-name="P11"><text:span text:style-name="T2">3V3</text:span></text:p>
          </draw:text-box>
        </draw:frame>
        <draw:frame draw:style-name="gr13" draw:text-style-name="P10" draw:layer="layout" svg:width="1.08cm" svg:height="0.58cm" svg:x="10.84cm" svg:y="1.88cm">
          <draw:text-box>
            <text:p text:style-name="P9"><text:span text:style-name="T1">LCD</text:span></text:p>
          </draw:text-box>
        </draw:frame>
        <draw:frame draw:style-name="gr13" draw:text-style-name="P10" draw:layer="layout" svg:width="1.74cm" svg:height="0.58cm" svg:x="10.34cm" svg:y="2.88cm">
          <draw:text-box>
            <text:p text:style-name="P9"><text:span text:style-name="T1">DS18</text:span><text:span text:style-name="T1">B20</text:span></text:p>
          </draw:text-box>
        </draw:frame>
        <draw:g>
          <draw:custom-shape draw:style-name="gr3" draw:text-style-name="P3" draw:layer="layout" svg:width="0.5cm" svg:height="0.5cm" draw:transform="rotate (-3.14159265358979) translate (12.18cm 3.3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cm 3.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12.68cm 3.37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.5cm 3.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13.18cm 3.3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.999cm 3.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cm" svg:height="0.5cm" draw:transform="rotate (-3.14159265358979) translate (13.18cm 3.3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1cm" svg:height="0.12cm" draw:transform="rotate (-3.14159265358979) translate (12.98cm 2.983cm)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14" draw:layer="layout" svg:width="0.88cm" svg:height="0.565cm" svg:x="11.54cm" svg:y="3.38cm">
          <draw:text-box>
            <text:p text:style-name="P13"><text:span text:style-name="T2">GPIO4</text:span></text:p>
          </draw:text-box>
        </draw:frame>
        <draw:frame draw:style-name="gr15" draw:text-style-name="P12" draw:layer="layout" svg:width="0.82cm" svg:height="0.42cm" svg:x="12.04cm" svg:y="3.38cm">
          <draw:text-box>
            <text:p text:style-name="P11"><text:span text:style-name="T2">GN</text:span><text:span text:style-name="T2">D</text:span></text:p>
          </draw:text-box>
        </draw:frame>
        <draw:frame draw:style-name="gr15" draw:text-style-name="P12" draw:layer="layout" svg:width="0.82cm" svg:height="0.42cm" svg:x="12.54cm" svg:y="3.38cm">
          <draw:text-box>
            <text:p text:style-name="P11"><text:span text:style-name="T2">3</text:span><text:span text:style-name="T2">V</text:span><text:span text:style-name="T2">3</text:span></text:p>
          </draw:text-box>
        </draw:frame>
        <draw:g>
          <draw:custom-shape draw:style-name="gr3" draw:text-style-name="P3" draw:layer="layout" svg:width="0.5cm" svg:height="0.5cm" draw:transform="rotate (-3.14159265358979) translate (12.176cm 4.46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1.996cm 4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12.676cm 4.4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.496cm 4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13.176cm 4.46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.995cm 4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cm" svg:height="0.5cm" draw:transform="rotate (-3.14159265358979) translate (13.176cm 4.46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1cm" svg:height="0.12cm" draw:transform="rotate (-3.14159265358979) translate (12.976cm 4.082cm)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2" draw:layer="layout" svg:width="0.82cm" svg:height="0.42cm" svg:x="12.036cm" svg:y="4.479cm">
          <draw:text-box>
            <text:p text:style-name="P11"><text:span text:style-name="T2">GND</text:span></text:p>
          </draw:text-box>
        </draw:frame>
        <draw:frame draw:style-name="gr15" draw:text-style-name="P12" draw:layer="layout" svg:width="0.82cm" svg:height="0.42cm" svg:x="12.536cm" svg:y="4.479cm">
          <draw:text-box>
            <text:p text:style-name="P11"><text:span text:style-name="T2">3V3</text:span></text:p>
          </draw:text-box>
        </draw:frame>
        <draw:g>
          <draw:custom-shape draw:style-name="gr3" draw:text-style-name="P3" draw:layer="layout" svg:width="0.5cm" svg:height="0.5cm" draw:transform="rotate (-3.14159265358979) translate (12.176cm 3.36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1.996cm 3.1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12.676cm 3.37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.496cm 3.1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draw:transform="rotate (-3.14159265358979) translate (13.176cm 3.36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14cm" svg:height="0.14cm" draw:transform="rotate (-3.14159265358979) translate (12.995cm 3.1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cm" svg:height="0.5cm" draw:transform="rotate (-3.14159265358979) translate (13.176cm 3.36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1cm" svg:height="0.12cm" draw:transform="rotate (-3.14159265358979) translate (12.976cm 2.982cm)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2" draw:layer="layout" svg:width="0.82cm" svg:height="0.42cm" svg:x="12.036cm" svg:y="3.379cm">
          <draw:text-box>
            <text:p text:style-name="P11"><text:span text:style-name="T2">GND</text:span></text:p>
          </draw:text-box>
        </draw:frame>
        <draw:frame draw:style-name="gr15" draw:text-style-name="P12" draw:layer="layout" svg:width="0.82cm" svg:height="0.42cm" svg:x="12.536cm" svg:y="3.379cm">
          <draw:text-box>
            <text:p text:style-name="P11"><text:span text:style-name="T2">3V3</text:span></text:p>
          </draw:text-box>
        </draw:frame>
        <draw:frame draw:style-name="gr16" draw:text-style-name="P14" draw:layer="layout" svg:width="0.88cm" svg:height="0.565cm" svg:x="11.54cm" svg:y="4.481cm">
          <draw:text-box>
            <text:p text:style-name="P13"><text:span text:style-name="T2">G</text:span><text:span text:style-name="T2">P</text:span><text:span text:style-name="T2">I</text:span><text:span text:style-name="T2">O</text:span><text:span text:style-name="T2">1</text:span><text:span text:style-name="T2">7</text:span></text:p>
          </draw:text-box>
        </draw:frame>
        <draw:frame draw:style-name="gr15" draw:text-style-name="P12" draw:layer="layout" svg:width="0.82cm" svg:height="0.42cm" svg:x="12.54cm" svg:y="5.68cm">
          <draw:text-box>
            <text:p text:style-name="P11"><text:span text:style-name="T2">GND</text:span></text:p>
          </draw:text-box>
        </draw:frame>
        <draw:frame draw:style-name="gr15" draw:text-style-name="P12" draw:layer="layout" svg:width="0.82cm" svg:height="0.42cm" svg:x="13.04cm" svg:y="5.68cm">
          <draw:text-box>
            <text:p text:style-name="P11"><text:span text:style-name="T2">3</text:span><text:span text:style-name="T2">V</text:span><text:span text:style-name="T2">3</text:span></text:p>
          </draw:text-box>
        </draw:frame>
        <draw:frame draw:style-name="gr16" draw:text-style-name="P14" draw:layer="layout" svg:width="0.88cm" svg:height="0.565cm" svg:x="11.54cm" svg:y="5.682cm">
          <draw:text-box>
            <text:p text:style-name="P13"><text:span text:style-name="T2">GPIO2</text:span><text:span text:style-name="T2">2</text:span></text:p>
          </draw:text-box>
        </draw:frame>
        <draw:frame draw:style-name="gr16" draw:text-style-name="P14" draw:layer="layout" svg:width="0.88cm" svg:height="0.565cm" svg:x="12.04cm" svg:y="5.683cm">
          <draw:text-box>
            <text:p text:style-name="P13"><text:span text:style-name="T2">G</text:span><text:span text:style-name="T2">P</text:span><text:span text:style-name="T2">I</text:span><text:span text:style-name="T2">O</text:span><text:span text:style-name="T2">2</text:span><text:span text:style-name="T2">7</text:span></text:p>
          </draw:text-box>
        </draw:frame>
        <draw:frame draw:style-name="gr14" draw:text-style-name="P10" draw:layer="layout" svg:width="1.3cm" svg:height="0.727cm" svg:x="10.44cm" svg:y="3.881cm">
          <draw:text-box>
            <text:p text:style-name="P9"><text:span text:style-name="T1">AM</text:span><text:span text:style-name="T1">230</text:span><text:span text:style-name="T1">2</text:span></text:p>
          </draw:text-box>
        </draw:frame>
        <draw:frame draw:style-name="gr14" draw:text-style-name="P10" draw:layer="layout" svg:width="1.24cm" svg:height="0.727cm" svg:x="10.54cm" svg:y="5.07cm">
          <draw:text-box>
            <text:p text:style-name="P9"><text:span text:style-name="T1">But</text:span><text:span text:style-name="T1">ton</text:span></text:p>
          </draw:text-box>
        </draw:frame>
        <draw:frame draw:style-name="gr17" draw:text-style-name="P10" draw:layer="layout" svg:width="1.92cm" svg:height="0.965cm" svg:x="10.54cm" svg:y="6.28cm">
          <draw:text-box>
            <text:p text:style-name="P9"><text:span text:style-name="T1">S1 = </text:span><text:span text:style-name="T1">GPIO </text:span><text:span text:style-name="T1">23</text:span></text:p>
          </draw:text-box>
        </draw:frame>
        <draw:frame draw:style-name="gr17" draw:text-style-name="P10" draw:layer="layout" svg:width="1.92cm" svg:height="0.965cm" svg:x="12.04cm" svg:y="6.281cm">
          <draw:text-box>
            <text:p text:style-name="P9"><text:span text:style-name="T1">S2 = GPIO </text:span><text:span text:style-name="T1">2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11:53:45.816840663</meta:creation-date>
    <dc:date>2020-05-03T12:51:37.304240478</dc:date>
    <meta:editing-duration>PT6M38S</meta:editing-duration>
    <meta:editing-cycles>2</meta:editing-cycles>
    <meta:generator>LibreOffice/6.4.2.2$Linux_X86_64 LibreOffice_project/40$Build-2</meta:generator>
    <meta:document-statistic meta:object-count="160"/>
  </office:meta>
</office:document-meta>
</file>